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418d3" officeooo:paragraph-rsid="0005e43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8d3" officeooo:paragraph-rsid="0005e43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35d6bf" officeooo:paragraph-rsid="0005e43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418d3" officeooo:paragraph-rsid="0005e4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418d3" officeooo:paragraph-rsid="0005e43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418d3" officeooo:paragraph-rsid="0005e43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e43b" officeooo:paragraph-rsid="0005e43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e43b" officeooo:paragraph-rsid="0009cb0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9cb00" officeooo:paragraph-rsid="0009cb0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e43b" officeooo:paragraph-rsid="0005e43b" style:font-weight-asian="normal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5e43b" officeooo:paragraph-rsid="0005e4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9cb00" officeooo:paragraph-rsid="0009cb00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09cb00" officeooo:paragraph-rsid="0009cb00" style:font-weight-asian="normal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9cb00" officeooo:paragraph-rsid="0009cb00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0bc61b" officeooo:paragraph-rsid="000bc61b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0c4f16" officeooo:paragraph-rsid="000c4f16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0dd2d8" officeooo:paragraph-rsid="000dd2d8" style:font-weight-asian="normal" style:font-weight-complex="normal"/>
    </style:style>
    <style:style style:name="P18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10228a" officeooo:paragraph-rsid="0010228a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size="12pt" fo:font-weight="normal" officeooo:rsid="0009cb00" officeooo:paragraph-rsid="0010228a" style:font-weight-asian="normal" style:font-weight-complex="normal"/>
    </style:style>
    <style:style style:name="T1" style:family="text">
      <style:text-properties fo:font-size="14pt"/>
    </style:style>
    <style:style style:name="T2" style:family="text">
      <style:text-properties fo:font-size="14pt" officeooo:rsid="001275b1"/>
    </style:style>
    <style:style style:name="T3" style:family="text">
      <style:text-properties fo:font-size="12pt"/>
    </style:style>
    <style:style style:name="T4" style:family="text">
      <style:text-properties fo:font-size="12pt" officeooo:rsid="000c0801"/>
    </style:style>
    <style:style style:name="T5" style:family="text">
      <style:text-properties fo:font-size="12pt" officeooo:rsid="0009cb00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0a624"/>
    </style:style>
    <style:style style:name="T8" style:family="text">
      <style:text-properties style:text-position="0% 100%" officeooo:rsid="000de933"/>
    </style:style>
    <style:style style:name="T9" style:family="text">
      <style:text-properties style:text-position="0% 100%" officeooo:rsid="0005e43b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0c0801"/>
    </style:style>
    <style:style style:name="T12" style:family="text">
      <style:text-properties style:text-position="super 58%" officeooo:rsid="0005e43b"/>
    </style:style>
    <style:style style:name="T13" style:family="text">
      <style:text-properties officeooo:rsid="000c0801"/>
    </style:style>
    <style:style style:name="T14" style:family="text">
      <style:text-properties officeooo:rsid="0005e43b"/>
    </style:style>
    <style:style style:name="T15" style:family="text">
      <style:text-properties officeooo:rsid="0009cb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bc61b" style:font-weight-asian="bold" style:font-weight-complex="bold"/>
    </style:style>
    <style:style style:name="T18" style:family="text">
      <style:text-properties officeooo:rsid="000bc6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Science and Information Technology Department, UoB, Quetta</text:p>
      <text:p text:style-name="P4">Course: <text:span text:style-name="T14">Database Systems</text:span></text:p>
      <text:p text:style-name="P4">Mid term Exam 2018</text:p>
      <text:p text:style-name="P2"/>
      <text:p text:style-name="P5"><text:span text:style-name="T7">BS</text:span><text:span text:style-name="T9">IT</text:span><text:span text:style-name="T8"> </text:span><text:span text:style-name="T9">4</text:span><text:span text:style-name="T12">r</text:span><text:span text:style-name="T11">th</text:span><text:span text:style-name="T13"> Semester<text:tab/>Roll No: __________ <text:tab/><text:tab/><text:tab/></text:span>Max marks: 30</text:p>
      <text:p text:style-name="P2"/>
      <text:p text:style-name="P1"><text:span text:style-name="T1">Note:</text:span> <text:span text:style-name="T2"><text:s/></text:span><text:span text:style-name="T3">Attempt all questions. Every question is of 10 </text:span><text:span text:style-name="T4">marks</text:span><text:span text:style-name="T3">. </text:span><text:span text:style-name="T5">Avoid cutting / overwriting.</text:span></text:p>
      <text:p text:style-name="P6"/>
      <text:p text:style-name="P7">Question No 1-<text:span text:style-name="T15">A</text:span>: Fill in the blanks.</text:p>
      <text:p text:style-name="P7"/>
      <text:p text:style-name="P7"/>
      <text:list xml:id="list3681368595" text:style-name="L1">
        <text:list-item>
          <text:p text:style-name="P14">A collection of related data is called _____________.</text:p>
        </text:list-item>
        <text:list-item>
          <text:p text:style-name="P14">A software that manages and controls access to database is called _________.</text:p>
        </text:list-item>
        <text:list-item>
          <text:p text:style-name="P11">A program that interacts with database at some point in its execution is called ___________.</text:p>
        </text:list-item>
        <text:list-item>
          <text:p text:style-name="P14">DDL allows user to define the database by specifying _______, _____and _______ on data.</text:p>
        </text:list-item>
        <text:list-item>
          <text:p text:style-name="P14">DML allows user to _________, ___________, ____________, and _________ data</text:p>
        </text:list-item>
      </text:list>
      <text:p text:style-name="P12"/>
      <text:p text:style-name="P8">Question No 1-<text:span text:style-name="T15">B</text:span>: <text:span text:style-name="T15">True or false?</text:span></text:p>
      <text:p text:style-name="P8"/>
      <text:list xml:id="list3998655566" text:style-name="L3">
        <text:list-item>
          <text:p text:style-name="P18">Application programs are typically written in 2<text:span text:style-name="T10">nd</text:span> Generation languages.</text:p>
        </text:list-item>
        <text:list-item>
          <text:p text:style-name="P18">Part of the DBMS that interacts with the user is called backend.</text:p>
        </text:list-item>
        <text:list-item>
          <text:p text:style-name="P18">DBMS provides no facility for asking unplanned queries.</text:p>
        </text:list-item>
        <text:list-item>
          <text:p text:style-name="P18">File based approach is ideal for situations when we have to cross reference large amounts of data.</text:p>
        </text:list-item>
        <text:list-item>
          <text:p text:style-name="P18">File based approach allows to recover data in case of hardware/ software failure</text:p>
        </text:list-item>
      </text:list>
      <text:p text:style-name="P19"/>
      <text:p text:style-name="P12"/>
      <text:p text:style-name="P9">Question No 2: <text:s/>What are the <text:span text:style-name="T18">components </text:span>of <text:span text:style-name="T18">DBMS environment?, support your answer with a diagram.</text:span></text:p>
      <text:p text:style-name="P9"/>
      <text:p text:style-name="P9">Question No 3: Recall ‘world’ database and write SQL statements for the following tasks.</text:p>
      <text:p text:style-name="P9"/>
      <text:p text:style-name="P9"/>
      <text:list xml:id="list2777125039" text:style-name="L2">
        <text:list-item>
          <text:p text:style-name="P17">Use the database <text:span text:style-name="T16">world</text:span>.</text:p>
        </text:list-item>
        <text:list-item>
          <text:p text:style-name="P15">List all tables in the <text:span text:style-name="T16">world</text:span> database.</text:p>
        </text:list-item>
        <text:list-item>
          <text:p text:style-name="P15">Display the structure of the <text:span text:style-name="T16">country</text:span> table.</text:p>
        </text:list-item>
        <text:list-item>
          <text:p text:style-name="P13">Select top 10 rows from the table <text:span text:style-name="T17">c</text:span><text:span text:style-name="T16">ountry</text:span>. </text:p>
        </text:list-item>
        <text:list-item>
          <text:p text:style-name="P13">Select last 10 rows from the table <text:span text:style-name="T17">c</text:span><text:span text:style-name="T16">ountry</text:span>.</text:p>
        </text:list-item>
        <text:list-item>
          <text:p text:style-name="P13">Select <text:span text:style-name="T17">Name</text:span><text:span text:style-name="T18"> and </text:span><text:span text:style-name="T17">Region</text:span><text:span text:style-name="T18"> column from </text:span><text:span text:style-name="T17">country</text:span><text:span text:style-name="T18"> table and display first 10 rows. </text:span></text:p>
        </text:list-item>
        <text:list-item>
          <text:p text:style-name="P15">Display <text:span text:style-name="T16">Name</text:span> and <text:span text:style-name="T16">Region</text:span> of the countries where <text:span text:style-name="T16">Region</text:span> value is ‘<text:span text:style-name="T16">Middle East</text:span>’.</text:p>
        </text:list-item>
        <text:list-item>
          <text:p text:style-name="P16">Modify <text:s/>the SQL statement of task 6 to sort the results by <text:span text:style-name="T16">Name</text:span> (ascending).</text:p>
        </text:list-item>
        <text:list-item>
          <text:p text:style-name="P16">Modify <text:s/>the SQL statement of task 6 to sort the results by <text:span text:style-name="T16">Name</text:span> (descending).</text:p>
        </text:list-item>
        <text:list-item>
          <text:p text:style-name="P17">Display <text:span text:style-name="T17">Name,</text:span><text:span text:style-name="T18"> </text:span><text:span text:style-name="T17">Region, </text:span><text:span text:style-name="T16">and Population</text:span><text:span text:style-name="T18"> of the countries where </text:span><text:span text:style-name="T17">Region</text:span><text:span text:style-name="T18"> value is ‘</text:span><text:span text:style-name="T17">Middle East</text:span><text:span text:style-name="T18">’ </text:span>and <text:s/><text:span text:style-name="T16">Population </text:span>value is greater than <text:span text:style-name="T16">9,00,000</text:span>.</text:p>
        </text:list-item>
      </text:list>
      <text:p text:style-name="P12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1:29:31.321660425</meta:creation-date>
    <dc:date>2018-10-02T12:41:13.084885724</dc:date>
    <meta:editing-duration>PT17M11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2" meta:paragraph-count="29" meta:word-count="328" meta:character-count="1930" meta:non-whitespace-character-count="1641"/>
  </office:meta>
</office:document-meta>
</file>